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e9f9" officeooo:paragraph-rsid="001de9f9"/>
    </style:style>
    <style:style style:name="P2" style:family="paragraph" style:parent-style-name="Standard" style:list-style-name="L1">
      <style:text-properties officeooo:rsid="001de9f9" officeooo:paragraph-rsid="001de9f9"/>
    </style:style>
    <style:style style:name="P3" style:family="paragraph" style:parent-style-name="Standard">
      <style:text-properties style:text-underline-style="solid" style:text-underline-width="auto" style:text-underline-color="font-color" officeooo:rsid="001de9f9" officeooo:paragraph-rsid="001de9f9"/>
    </style:style>
    <style:style style:name="P4" style:family="paragraph" style:parent-style-name="Standard">
      <style:text-properties officeooo:rsid="001e28f2" officeooo:paragraph-rsid="001de9f9"/>
    </style:style>
    <style:style style:name="P5" style:family="paragraph" style:parent-style-name="Standard">
      <style:text-properties officeooo:rsid="001e28f2" officeooo:paragraph-rsid="001e28f2"/>
    </style:style>
    <style:style style:name="T1" style:family="text">
      <style:text-properties fo:font-variant="normal" fo:text-transform="none" fo:color="#333333" style:font-name="Liberation Serif" fo:letter-spacing="normal" fo:language="es" fo:country="BO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a)</text:p>
      <text:p text:style-name="P1"/>
      <text:list xml:id="list2228825789984306605" text:style-name="L1">
        <text:list-item>
          <text:p text:style-name="P2">/etc/sysconfig/network: activa la red en este archivo.</text:p>
        </text:list-item>
        <text:list-item>
          <text:p text:style-name="P2">/etc/sysconfig/network-scripts/ifcfg-eth0: Establezca la dirección IP del enrutador IPv6 predeterminado y del servidor en este archivo.</text:p>
          <text:p text:style-name="P2"/>
        </text:list-item>
      </text:list>
      <text:p text:style-name="P1">Ejemplo:</text:p>
      <text:p text:style-name="P3"/>
      <text:p text:style-name="P1"><text:s/># vim /etc/sysconfig/network</text:p>
      <text:p text:style-name="P1"><text:tab/>[…]</text:p>
      <text:p text:style-name="P1"><text:tab/>NETWORKING_IPV6=yes</text:p>
      <text:p text:style-name="P1"><text:s text:c="2"/># vim /etc/sysconfig/<text:span text:style-name="T1">network-scripts/ifcfg-eth0</text:span></text:p>
      <text:p text:style-name="P1"><text:span text:style-name="T1"><text:s text:c="12"/>[…]</text:span></text:p>
      <text:p text:style-name="P1"><text:span text:style-name="T1"><text:tab/>IPV6INIT=yes</text:span></text:p>
      <text:p text:style-name="P1"><text:span text:style-name="T1"><text:tab/>IPV6ADDR= [ipv6-IP address]</text:span></text:p>
      <text:p text:style-name="P1"><text:span text:style-name="T1"><text:tab/>IPV&amp;_DEFAULTGW= [ipv6-IP-gateway-address]</text:span></text:p>
      <text:p text:style-name="P1"/>
      <text:p text:style-name="P1"><text:span text:style-name="T1">1b) </text:span></text:p>
      <text:p text:style-name="P1"/>
      <text:p text:style-name="P5"><text:span text:style-name="T1">#!/bin/bash</text:span></text:p>
      <text:p text:style-name="P5"/>
      <text:p text:style-name="P5"><text:span text:style-name="T1">clear</text:span></text:p>
      <text:p text:style-name="P5"><text:span text:style-name="T1">read -p "Cual es la tarjeta de red que tiene? ej. eth0: " tarjeta</text:span></text:p>
      <text:p text:style-name="P5"/>
      <text:p text:style-name="P5"><text:span text:style-name="T1">rm -rf /etc/sysconfig/network-scripts/$tarjeta</text:span></text:p>
      <text:p text:style-name="P5"/>
      <text:p text:style-name="P5"><text:span text:style-name="T1">touch /etc/sysconfig/network-scripts/$tarjeta</text:span></text:p>
      <text:p text:style-name="P5"/>
      <text:p text:style-name="P5"><text:span text:style-name="T1">echo DEVICE=$tarjeta &gt;&gt; /etc/sysconfig/network-scripts/$tarjeta</text:span></text:p>
      <text:p text:style-name="P5"><text:span text:style-name="T1">echo BOOTPROTO=static &gt;&gt; /etc/sysconfig/network-scripts/$tarjeta</text:span></text:p>
      <text:p text:style-name="P5"><text:span text:style-name="T1">echo IPADDR=192.168.150.100 &gt;&gt; /etc/sysconfig/network-scripts/$tarjeta</text:span></text:p>
      <text:p text:style-name="P5"><text:span text:style-name="T1">echo NETMASK=255.255.255.0 &gt;&gt; /etc/sysconfig/network-scripts/$tarjeta</text:span></text:p>
      <text:p text:style-name="P5"><text:span text:style-name="T1">echo NETWORK=192.168.150.0 &gt;&gt; /etc/sysconfig/network-scripts/$tarjeta</text:span></text:p>
      <text:p text:style-name="P5"><text:span text:style-name="T1">echo BROADCAST=192.168.150.255 &gt;&gt; /etc/sysconfig/network-scripts/$tarjeta</text:span></text:p>
      <text:p text:style-name="P5"><text:span text:style-name="T1">echo ONBOOT=yes &gt;&gt; /etc/sysconfig/network-scripts/$tarjeta</text:span></text:p>
      <text:p text:style-name="P5"/>
      <text:p text:style-name="P5"><text:span text:style-name="T1">echo "Reiniciando configuración&gt;&gt;&gt;&gt;&gt;&gt;&gt;&gt;&gt;&gt;&gt;&gt;&gt;"</text:span></text:p>
      <text:p text:style-name="P5"><text:span text:style-name="T1">service network restart</text:span></text:p>
      <text:p text:style-name="P5"><text:span text:style-name="T1">echo "Verificando configuración&gt;&gt;&gt;&gt;&gt;&gt;&gt;&gt;&gt;&gt;&gt;&gt;&gt;"</text:span></text:p>
      <text:p text:style-name="P5"><text:span text:style-name="T1">ifconfig</text:span></text:p>
      <text:p text:style-name="P5"><text:span text:style-name="T1">echo "Conectandonos a la red de la clase&gt;&gt;&gt;&gt;&gt;&gt;&gt;&gt;&gt;&gt;&gt;&gt;"</text:span></text:p>
      <text:p text:style-name="P5"><text:span text:style-name="T1">ip address add 192.168.2.1/24 brd + dev $tarjeta</text:span></text:p>
      <text:p text:style-name="P5"><text:span text:style-name="T1">ip route delete</text:span></text:p>
      <text:p text:style-name="P5"><text:span text:style-name="T1">ip route add default via 192.168.2.99</text:span></text:p>
      <text:p text:style-name="P5"/>
      <text:p text:style-name="P5"><text:span text:style-name="T1">echo "Fin"</text:span></text:p>
      <text:p text:style-name="P5"/>
      <text:p text:style-name="P5"><text:span text:style-name="T1"/></text:p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macuchapi </meta:initial-creator>
    <meta:creation-date>2018-01-08T09:05:56.659221989</meta:creation-date>
    <dc:date>2018-01-08T19:16:14.610665957</dc:date>
    <dc:creator>cmacuchapi </dc:creator>
    <meta:editing-duration>PT9H39M47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35" meta:word-count="130" meta:character-count="1330" meta:non-whitespace-character-count="1216"/>
  </office:meta>
</office:document-meta>
</file>